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4F4100000B2200000B22109FEBEB.svg"/>
  <manifest:file-entry manifest:media-type="image/png" manifest:full-path="Pictures/100002010000006C0000006C127BC02D.png"/>
  <manifest:file-entry manifest:media-type="image/png" manifest:full-path="Pictures/10000201000003D5000003D3E8E72B6C.png"/>
  <manifest:file-entry manifest:media-type="image/png" manifest:full-path="Pictures/1000000000000185000000B3C3612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top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53cm" svg:stroke-color="#808080" draw:marker-start="" draw:marker-start-width="0.279cm" draw:marker-start-center="false" draw:marker-end="" draw:marker-end-width="0.279cm" draw:marker-end-center="false" draw:fill="solid" draw:fill-color="#cfe7f5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/>
    </style:style>
    <style:style style:name="gr6" style:family="graphic" style:parent-style-name="Object_20_with_20_no_20_fill_20_and_20_no_20_li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2cm" fo:min-width="3.815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2.711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16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.081cm" svg:stroke-color="#808080" draw:marker-start="" draw:marker-start-width="0.321cm" draw:marker-start-center="false" draw:marker-end="" draw:marker-end-width="0.321cm" draw:marker-end-center="false" draw:fill="solid" draw:fill-color="#cfe7f5" draw:textarea-horizontal-align="justify" draw:textarea-vertical-align="middle" fo:padding-top="0.166cm" fo:padding-bottom="0.166cm" fo:padding-left="0.291cm" fo:padding-right="0.291cm" draw:shadow="hidden" draw:shadow-offset-x="0.199cm" draw:shadow-offset-y="0.199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.6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2pt" style:language-asian="zh" style:country-asian="CN" style:font-style-asian="normal" style:font-weight-asian="normal" style:font-family-complex="Mang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6" draw:id="id26" draw:layer="layout" svg:width="4.191cm" svg:height="5.08cm" svg:x="7.25cm" svg:y="9.766cm">
          <text:p text:style-name="P1">Updates</text:p>
        </draw:rect>
        <draw:rect draw:style-name="gr1" draw:text-style-name="P1" xml:id="id22" draw:id="id22" draw:layer="layout" svg:width="4.318cm" svg:height="5.715cm" svg:x="6.623cm" svg:y="3.37cm">
          <text:p text:style-name="P1">Initial state</text:p>
        </draw:rect>
        <draw:rect draw:style-name="gr2" draw:text-style-name="P2" xml:id="id12" draw:id="id12" draw:layer="layout" svg:width="4.029cm" svg:height="5.461cm" svg:x="6.877cm" svg:y="16.197cm">
          <text:p/>
        </draw:rect>
        <draw:rect draw:style-name="gr3" draw:text-style-name="P2" draw:layer="layout" svg:width="4.079cm" svg:height="9.887cm" svg:x="1.681cm" svg:y="5.112cm">
          <text:p text:style-name="P3"><text:span text:style-name="T1">Cat</text:span></text:p>
          <text:p text:style-name="P3"><text:span text:style-name="T1"/></text:p>
        </draw:rect>
        <draw:rect draw:style-name="gr4" draw:text-style-name="P5" draw:layer="layout" svg:width="3.162cm" svg:height="1.017cm" svg:x="1.967cm" svg:y="7.682cm">
          <text:p text:style-name="P4"><text:span text:style-name="T2">age</text:span></text:p>
        </draw:rect>
        <draw:rect draw:style-name="gr4" draw:text-style-name="P5" draw:layer="layout" svg:width="3.162cm" svg:height="1.017cm" svg:x="1.967cm" svg:y="8.885cm">
          <text:p text:style-name="P4"><text:span text:style-name="T2">breed</text:span></text:p>
        </draw:rect>
        <draw:rect draw:style-name="gr4" draw:text-style-name="P6" xml:id="id2" draw:id="id2" draw:layer="layout" svg:width="3.162cm" svg:height="1.144cm" svg:x="1.967cm" svg:y="10.238cm">
          <text:p text:style-name="P3"><text:span text:style-name="T2">Initial state</text:span></text:p>
        </draw:rect>
        <draw:rect draw:style-name="gr4" draw:text-style-name="P8" xml:id="id1" draw:id="id1" draw:layer="layout" svg:width="2.017cm" svg:height="1.271cm" svg:x="7.025cm" svg:y="4.385cm">
          <text:p text:style-name="P7"><text:span text:style-name="T3">symptom</text:span></text:p>
        </draw:rect>
        <draw:connector draw:style-name="gr5" draw:text-style-name="P2" draw:layer="layout" svg:x1="7.025cm" svg:y1="5.02cm" svg:x2="5.129cm" svg:y2="10.81cm" draw:start-shape="id1" draw:start-glue-point="3" draw:end-shape="id2" draw:end-glue-point="1" svg:d="M7025 5020h-948v5790h-948">
          <text:p/>
        </draw:connector>
        <draw:rect draw:style-name="gr4" draw:text-style-name="P8" xml:id="id3" draw:id="id3" draw:layer="layout" svg:width="2.033cm" svg:height="1.271cm" svg:x="7.009cm" svg:y="5.918cm">
          <text:p text:style-name="P7"><text:span text:style-name="T3">symptom</text:span></text:p>
        </draw:rect>
        <draw:connector draw:style-name="gr5" draw:text-style-name="P2" draw:layer="layout" svg:x1="7.009cm" svg:y1="6.553cm" svg:x2="5.129cm" svg:y2="10.81cm" draw:start-shape="id3" draw:start-glue-point="3" draw:end-shape="id2" draw:end-glue-point="1" svg:d="M7009 6553h-940v4257h-940">
          <text:p/>
        </draw:connector>
        <draw:rect draw:style-name="gr4" draw:text-style-name="P9" xml:id="id4" draw:id="id4" draw:layer="layout" svg:width="2.361cm" svg:height="1.271cm" svg:x="7.025cm" svg:y="7.396cm">
          <text:p text:style-name="P4"><text:span text:style-name="T3">information</text:span></text:p>
        </draw:rect>
        <draw:connector draw:style-name="gr5" draw:text-style-name="P2" draw:layer="layout" svg:x1="7.025cm" svg:y1="8.031cm" svg:x2="5.129cm" svg:y2="10.81cm" draw:start-shape="id4" draw:start-glue-point="3" draw:end-shape="id2" draw:end-glue-point="1" svg:d="M7025 8031h-948v2779h-948">
          <text:p/>
        </draw:connector>
        <draw:rect draw:style-name="gr3" draw:text-style-name="P2" xml:id="id6" draw:id="id6" draw:layer="layout" svg:width="2.967cm" svg:height="4.319cm" svg:x="15.859cm" svg:y="3.828cm">
          <text:p text:style-name="P3"><text:span text:style-name="T1">Producer</text:span></text:p>
        </draw:rect>
        <draw:rect draw:style-name="gr4" draw:text-style-name="P10" draw:layer="layout" svg:width="1.484cm" svg:height="1.017cm" svg:x="16.223cm" svg:y="6.128cm">
          <text:p text:style-name="P3"><text:span text:style-name="T3">Infos</text:span></text:p>
        </draw:rect>
        <draw:frame draw:style-name="gr6" draw:text-style-name="P2" xml:id="id9" draw:id="id9" draw:layer="layout" svg:width="1.14cm" svg:height="0.762cm" svg:x="17.256cm" svg:y="4.81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1.523cm" svg:height="0.946cm" svg:x="3.262cm" svg:y="6.128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7" draw:id="id7" draw:layer="layout" svg:width="0.874cm" svg:height="0.895cm" svg:x="2.089cm" svg:y="6.128cm">
          <draw:image xlink:href="Pictures/10000201000003D5000003D3E8E72B6C.png" xlink:type="simple" xlink:show="embed" xlink:actuate="onLoad">
            <text:p/>
          </draw:image>
        </draw:frame>
        <draw:rect draw:style-name="gr3" draw:text-style-name="P8" xml:id="id5" draw:id="id5" draw:layer="layout" svg:width="3.133cm" svg:height="1.778cm" svg:x="11.341cm" svg:y="3.944cm">
          <text:p text:style-name="P7"><text:span text:style-name="T3">product</text:span></text:p>
        </draw:rect>
        <draw:frame draw:style-name="gr6" draw:text-style-name="P2" draw:layer="layout" svg:width="0.791cm" svg:height="0.692cm" svg:x="11.879cm" svg:y="4.014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454cm" svg:height="0.653cm" svg:x="11.426cm" svg:y="4.053cm">
          <draw:image xlink:href="Pictures/10000201000003D5000003D3E8E72B6C.png" xlink:type="simple" xlink:show="embed" xlink:actuate="onLoad">
            <text:p/>
          </draw:image>
        </draw:frame>
        <draw:connector draw:style-name="gr5" draw:text-style-name="P2" draw:layer="layout" svg:x1="12.907cm" svg:y1="3.944cm" svg:x2="17.342cm" svg:y2="3.828cm" draw:start-shape="id5" draw:start-glue-point="0" draw:end-shape="id6" draw:end-glue-point="0" svg:d="M12907 3944v-617h4435v501">
          <text:p/>
        </draw:connector>
        <draw:rect draw:style-name="gr3" draw:text-style-name="P2" xml:id="id19" draw:id="id19" draw:layer="layout" svg:width="3.088cm" svg:height="1.525cm" svg:x="7.303cm" svg:y="16.444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3cm" svg:height="0.509cm" svg:x="7.591cm" svg:y="16.56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frame draw:style-name="gr7" draw:text-style-name="P12" xml:id="id8" draw:id="id8" draw:layer="layout" svg:width="4.315cm" svg:height="1.47cm" svg:x="2.255cm" svg:y="3.188cm">
          <draw:text-box>
            <text:p text:style-name="P11"><text:span text:style-name="T2">Cat parent</text:span></text:p>
            <text:p text:style-name="P11"><text:span text:style-name="T2">key/signature</text:span></text:p>
          </draw:text-box>
        </draw:frame>
        <draw:connector draw:style-name="gr5" draw:text-style-name="P2" draw:layer="layout" draw:line-skew="-0.3cm" svg:x1="2.089cm" svg:y1="6.575cm" svg:x2="2.255cm" svg:y2="3.923cm" draw:start-shape="id7" draw:start-glue-point="3" draw:end-shape="id8" svg:d="M2089 6575h-800v-2652h966">
          <text:p/>
        </draw:connector>
        <draw:frame draw:style-name="gr8" draw:text-style-name="P13" xml:id="id10" draw:id="id10" draw:layer="layout" svg:width="3.211cm" svg:height="1.258cm" svg:x="15.776cm" svg:y="8.577cm">
          <draw:text-box>
            <text:p text:style-name="P11"><text:span text:style-name="T3">Producer</text:span></text:p>
            <text:p text:style-name="P11"><text:span text:style-name="T3">Key/signature</text:span></text:p>
          </draw:text-box>
        </draw:frame>
        <draw:connector draw:style-name="gr5" draw:text-style-name="P2" draw:layer="layout" draw:line-skew="-0.246cm" svg:x1="18.396cm" svg:y1="5.191cm" svg:x2="18.987cm" svg:y2="9.206cm" draw:start-shape="id9" draw:start-glue-point="1" draw:end-shape="id10" svg:d="M18396 5191h845v4015h-254">
          <text:p/>
        </draw:connector>
        <draw:rect draw:style-name="gr3" draw:text-style-name="P2" xml:id="id21" draw:id="id21" draw:layer="layout" svg:width="3.088cm" svg:height="1.525cm" svg:x="7.305cm" svg:y="18.145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1cm" svg:height="0.509cm" svg:x="7.593cm" svg:y="18.26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5" draw:text-style-name="P2" draw:layer="layout" svg:x1="12.907cm" svg:y1="5.722cm" svg:x2="13.623cm" svg:y2="13.911cm" draw:start-shape="id5" draw:end-shape="id11" draw:end-glue-point="0" svg:d="M12907 5722v4095h716v4094">
          <text:p/>
        </draw:connector>
        <draw:rect draw:style-name="gr3" draw:text-style-name="P14" xml:id="id13" draw:id="id13" draw:layer="layout" svg:width="3.982cm" svg:height="3.303cm" svg:x="1.722cm" svg:y="17.886cm">
          <text:p text:style-name="P3"><text:span text:style-name="T4">Crowd funding</text:span></text:p>
        </draw:rect>
        <draw:connector draw:style-name="gr5" draw:text-style-name="P2" draw:layer="layout" svg:x1="8.891cm" svg:y1="21.658cm" svg:x2="3.713cm" svg:y2="21.189cm" draw:start-shape="id12" draw:start-glue-point="2" draw:end-shape="id13" draw:end-glue-point="2" svg:d="M8891 21658v501h-5178v-970">
          <text:p/>
        </draw:connector>
        <draw:frame draw:style-name="gr6" draw:text-style-name="P2" draw:layer="layout" svg:width="1.523cm" svg:height="0.948cm" svg:x="3.311cm" svg:y="19.031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14" draw:id="id14" draw:layer="layout" svg:width="0.874cm" svg:height="0.895cm" svg:x="2.14cm" svg:y="19.031cm">
          <draw:image xlink:href="Pictures/10000201000003D5000003D3E8E72B6C.png" xlink:type="simple" xlink:show="embed" xlink:actuate="onLoad">
            <text:p/>
          </draw:image>
        </draw:frame>
        <draw:frame draw:style-name="gr9" draw:text-style-name="P12" xml:id="id15" draw:id="id15" draw:layer="layout" svg:width="3.851cm" svg:height="1.41cm" svg:x="1.796cm" svg:y="15.93cm">
          <draw:text-box>
            <text:p text:style-name="P11"><text:span text:style-name="T5">Cat parent</text:span></text:p>
            <text:p text:style-name="P11"><text:span text:style-name="T5">key/signature</text:span></text:p>
          </draw:text-box>
        </draw:frame>
        <draw:connector draw:style-name="gr5" draw:text-style-name="P2" draw:layer="layout" svg:x1="2.14cm" svg:y1="19.478cm" svg:x2="1.796cm" svg:y2="16.635cm" draw:start-shape="id14" draw:start-glue-point="3" draw:end-shape="id15" draw:end-glue-point="3" svg:d="M2140 19478h-844v-2843h500">
          <text:p/>
        </draw:connector>
        <draw:rect draw:style-name="gr4" draw:text-style-name="P6" xml:id="id17" draw:id="id17" draw:layer="layout" svg:width="3.082cm" svg:height="1.017cm" svg:x="1.997cm" svg:y="11.905cm">
          <text:p text:style-name="P3"><text:span text:style-name="T2">Progression</text:span></text:p>
        </draw:rect>
        <draw:rect draw:style-name="gr3" draw:text-style-name="P16" draw:layer="layout" svg:width="3.089cm" svg:height="1.525cm" svg:x="7.712cm" svg:y="11.103cm">
          <text:p text:style-name="P15"><text:span text:style-name="T1"><text:s text:c="3"/></text:span><text:span text:style-name="T3">Timestamp</text:span></text:p>
          <text:p text:style-name="P4"><text:span text:style-name="T3">symptom</text:span></text:p>
        </draw:rect>
        <draw:frame draw:style-name="gr6" draw:text-style-name="P2" xml:id="id16" draw:id="id16" draw:layer="layout" svg:width="0.636cm" svg:height="0.509cm" svg:x="7.747cm" svg:y="11.302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0" draw:text-style-name="P2" draw:layer="layout" draw:line-skew="-0.029cm" svg:x1="7.747cm" svg:y1="11.556cm" svg:x2="5.079cm" svg:y2="12.413cm" draw:start-shape="id16" draw:end-shape="id17" draw:end-glue-point="1" svg:d="M7747 11556h-1362v857h-1306">
          <text:p/>
        </draw:connector>
        <draw:rect draw:style-name="gr3" draw:text-style-name="P16" xml:id="id18" draw:id="id18" draw:layer="layout" svg:width="3.052cm" svg:height="1.525cm" svg:x="7.713cm" svg:y="12.902cm">
          <text:p text:style-name="P17"><text:span text:style-name="T6">Timestamp</text:span></text:p>
          <text:p text:style-name="P4"><text:span text:style-name="T3">information</text:span></text:p>
        </draw:rect>
        <draw:frame draw:style-name="gr6" draw:text-style-name="P2" draw:layer="layout" svg:width="0.636cm" svg:height="0.509cm" svg:x="7.749cm" svg:y="13.103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0" draw:text-style-name="P2" draw:layer="layout" svg:x1="7.713cm" svg:y1="13.664cm" svg:x2="5.079cm" svg:y2="12.413cm" draw:start-shape="id18" draw:start-glue-point="3" draw:end-shape="id17" draw:end-glue-point="1" svg:d="M7713 13664h-1317v-1251h-1317">
          <text:p/>
        </draw:connector>
        <draw:rect draw:style-name="gr4" draw:text-style-name="P6" xml:id="id20" draw:id="id20" draw:layer="layout" svg:width="3.162cm" svg:height="1.144cm" svg:x="2.032cm" svg:y="13.581cm">
          <text:p text:style-name="P3"><text:span text:style-name="T2">treatment</text:span></text:p>
        </draw:rect>
        <draw:connector draw:style-name="gr5" draw:text-style-name="P2" draw:layer="layout" draw:line-skew="-0.007cm" svg:x1="7.303cm" svg:y1="17.206cm" svg:x2="5.194cm" svg:y2="14.153cm" draw:start-shape="id19" draw:start-glue-point="3" draw:end-shape="id20" draw:end-glue-point="1" svg:d="M7303 17206h-1061v-3053h-1048">
          <text:p/>
        </draw:connector>
        <draw:connector draw:style-name="gr5" draw:text-style-name="P2" draw:layer="layout" draw:line-skew="-0.008cm" svg:x1="7.305cm" svg:y1="18.907cm" svg:x2="5.194cm" svg:y2="14.153cm" draw:start-shape="id21" draw:start-glue-point="3" draw:end-shape="id20" draw:end-glue-point="1" svg:d="M7305 18907h-1063v-4754h-1048">
          <text:p/>
        </draw:connector>
        <draw:rect draw:style-name="gr11" draw:text-style-name="P19" draw:layer="layout" svg:width="2.486cm" svg:height="0.635cm" svg:x="11.607cm" svg:y="4.887cm">
          <text:p text:style-name="P18"><text:span text:style-name="T7">quantity</text:span></text:p>
        </draw:rect>
        <draw:connector draw:style-name="gr12" draw:text-style-name="P1" draw:layer="layout" draw:line-skew="0.313cm" svg:x1="10.941cm" svg:y1="6.227cm" svg:x2="12.176cm" svg:y2="15.054cm" draw:start-shape="id22" draw:start-glue-point="1" draw:end-shape="id11" svg:d="M10941 6227h931v8827h304">
          <text:p/>
        </draw:connector>
        <draw:rect draw:style-name="gr11" draw:text-style-name="P20" xml:id="id11" draw:id="id11" draw:layer="layout" svg:width="2.894cm" svg:height="2.286cm" svg:x="12.176cm" svg:y="13.911cm">
          <text:p text:style-name="P1"><text:span text:style-name="T8">Dosage</text:span></text:p>
          <text:p text:style-name="P1"><text:span text:style-name="T8"><text:s/></text:span><text:span text:style-name="T8">calculator</text:span></text:p>
        </draw:rect>
        <draw:connector draw:style-name="gr12" draw:text-style-name="P1" draw:layer="layout" svg:x1="13.623cm" svg:y1="16.197cm" svg:x2="10.391cm" svg:y2="17.206cm" draw:start-shape="id11" draw:start-glue-point="2" draw:end-shape="id19" draw:end-glue-point="1" svg:d="M13623 16197v1009h-3232">
          <text:p/>
        </draw:connector>
        <draw:connector draw:style-name="gr12" draw:text-style-name="P1" draw:layer="layout" svg:x1="13.623cm" svg:y1="16.197cm" svg:x2="10.393cm" svg:y2="18.907cm" draw:start-shape="id11" draw:start-glue-point="2" draw:end-shape="id21" draw:end-glue-point="1" svg:d="M13623 16197v2710h-3230">
          <text:p/>
        </draw:connector>
        <draw:rect draw:style-name="gr1" draw:text-style-name="P1" draw:layer="layout" svg:width="2.667cm" svg:height="2.286cm" svg:x="16.502cm" svg:y="13.911cm">
          <text:p text:style-name="P1">Supplier</text:p>
        </draw:rect>
        <draw:frame draw:style-name="gr6" draw:text-style-name="P2" xml:id="id24" draw:id="id24" draw:layer="layout" svg:width="1.521cm" svg:height="0.948cm" svg:x="17.067cm" svg:y="14.846cm">
          <draw:image xlink:href="Pictures/1000000000000185000000B3C3612B83.png" xlink:type="simple" xlink:show="embed" xlink:actuate="onLoad">
            <text:p/>
          </draw:image>
        </draw:frame>
        <draw:rect draw:style-name="gr3" draw:text-style-name="P2" xml:id="id23" draw:id="id23" draw:layer="layout" svg:width="3.088cm" svg:height="1.525cm" svg:x="7.258cm" svg:y="19.879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1cm" svg:height="0.509cm" svg:x="7.546cm" svg:y="19.995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2" draw:text-style-name="P1" draw:layer="layout" svg:x1="13.623cm" svg:y1="16.197cm" svg:x2="10.346cm" svg:y2="20.641cm" draw:start-shape="id11" draw:start-glue-point="2" draw:end-shape="id23" draw:end-glue-point="1" svg:d="M13623 16197v4444h-3277">
          <text:p/>
        </draw:connector>
        <draw:connector draw:style-name="gr13" draw:text-style-name="P1" draw:layer="layout" draw:line-skew="0.581cm" svg:x1="18.588cm" svg:y1="15.32cm" svg:x2="18.526cm" svg:y2="12.895cm" draw:start-shape="id24" draw:start-glue-point="1" draw:end-shape="id25" draw:end-glue-point="1" svg:d="M18588 15320h1081v-2425h-1143">
          <text:p/>
        </draw:connector>
        <draw:frame draw:style-name="gr14" draw:text-style-name="P21" xml:id="id25" draw:id="id25" draw:layer="layout" svg:width="2.178cm" svg:height="1.27cm" svg:x="16.348cm" svg:y="12.26cm">
          <draw:text-box>
            <text:p><text:span text:style-name="T7">Supplier </text:span></text:p>
            <text:p><text:span text:style-name="T7">key</text:span></text:p>
          </draw:text-box>
        </draw:frame>
        <draw:connector draw:style-name="gr12" draw:text-style-name="P1" draw:layer="layout" draw:line-skew="0.016cm" svg:x1="7.258cm" svg:y1="20.641cm" svg:x2="5.194cm" svg:y2="14.153cm" draw:start-shape="id23" draw:start-glue-point="3" draw:end-shape="id20" draw:end-glue-point="1" svg:d="M7258 20641h-1016v-6488h-1048">
          <text:p/>
        </draw:connector>
        <draw:connector draw:style-name="gr12" draw:text-style-name="P1" draw:layer="layout" draw:line-skew="0.063cm" svg:x1="11.441cm" svg:y1="12.306cm" svg:x2="12.176cm" svg:y2="15.054cm" draw:start-shape="id26" draw:start-glue-point="1" draw:end-shape="id11" draw:end-glue-point="3" svg:d="M11441 12306h431v2748h304">
          <text:p/>
        </draw:connector>
        <draw:rect draw:style-name="gr1" draw:text-style-name="P1" xml:id="id30" draw:id="id30" draw:layer="layout" svg:width="3.418cm" svg:height="1.651cm" svg:x="15.835cm" svg:y="10.147cm">
          <text:p text:style-name="P1">transfer</text:p>
        </draw:rect>
        <draw:frame draw:style-name="gr6" draw:text-style-name="P2" draw:layer="layout" svg:width="0.791cm" svg:height="0.692cm" svg:x="16.696cm" svg:y="10.952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27" draw:id="id27" draw:layer="layout" svg:width="0.543cm" svg:height="0.653cm" svg:x="15.989cm" svg:y="10.963cm">
          <draw:image xlink:href="Pictures/10000201000003D5000003D3E8E72B6C.png" xlink:type="simple" xlink:show="embed" xlink:actuate="onLoad">
            <text:p/>
          </draw:image>
        </draw:frame>
        <draw:connector draw:style-name="gr12" draw:text-style-name="P1" draw:layer="layout" draw:line-skew="0.202cm" svg:x1="15.776cm" svg:y1="9.206cm" svg:x2="16.26cm" svg:y2="10.963cm" draw:start-shape="id10" draw:start-glue-point="3" draw:end-shape="id27" draw:end-glue-point="0" svg:d="M15776 9206h-298v1193h782v564">
          <text:p/>
        </draw:connector>
        <draw:frame draw:style-name="gr6" draw:text-style-name="P2" xml:id="id28" draw:id="id28" draw:layer="layout" svg:width="1.267cm" svg:height="0.635cm" svg:x="17.878cm" svg:y="11.009cm">
          <draw:image xlink:href="Pictures/1000000000000185000000B3C3612B83.png" xlink:type="simple" xlink:show="embed" xlink:actuate="onLoad">
            <text:p/>
          </draw:image>
        </draw:frame>
        <draw:connector draw:style-name="gr13" draw:text-style-name="P1" draw:layer="layout" draw:line-skew="0.024cm" svg:x1="18.526cm" svg:y1="12.895cm" svg:x2="19.145cm" svg:y2="11.326cm" draw:start-shape="id25" draw:start-glue-point="1" draw:end-shape="id28" draw:end-glue-point="1" svg:d="M18526 12895h1143v-1569h-524">
          <text:p/>
        </draw:connector>
        <draw:rect draw:style-name="gr11" draw:text-style-name="P1" xml:id="id29" draw:id="id29" draw:layer="layout" svg:width="4.572cm" svg:height="1.524cm" svg:x="6.588cm" svg:y="1.254cm">
          <text:p text:style-name="P1">Feedback</text:p>
          <text:p text:style-name="P1">rating</text:p>
        </draw:rect>
        <draw:connector draw:style-name="gr12" draw:text-style-name="P1" draw:layer="layout" svg:x1="4.412cm" svg:y1="3.188cm" svg:x2="6.588cm" svg:y2="2.016cm" draw:start-shape="id8" draw:start-glue-point="0" draw:end-shape="id29" draw:end-glue-point="3" svg:d="M4412 3188v-1172h2176">
          <text:p/>
        </draw:connector>
        <draw:connector draw:style-name="gr12" draw:text-style-name="P1" draw:layer="layout" svg:x1="11.16cm" svg:y1="2.016cm" svg:x2="17.342cm" svg:y2="3.828cm" draw:start-shape="id29" draw:start-glue-point="1" draw:end-shape="id6" draw:end-glue-point="0" svg:d="M11160 2016h6182v1812">
          <text:p/>
        </draw:connector>
        <draw:connector draw:style-name="gr13" draw:text-style-name="P1" draw:layer="layout" draw:line-skew="-0.058cm" svg:x1="14.474cm" svg:y1="4.833cm" svg:x2="15.835cm" svg:y2="10.972cm" draw:start-shape="id5" draw:start-glue-point="1" draw:end-shape="id30" draw:end-glue-point="3" svg:d="M14474 4833h623v6139h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2T16:20:40.61</meta:creation-date>
    <dc:date>2020-01-13T18:29:16.40</dc:date>
    <meta:editing-duration>P1DT2H5M37S</meta:editing-duration>
    <meta:editing-cycles>18</meta:editing-cycles>
    <meta:generator>OpenOffice/4.1.7$Win32 OpenOffice.org_project/417m1$Build-9800</meta:generator>
    <meta:document-statistic meta:object-count="71"/>
  </office:meta>
</office:document-meta>
</file>